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fo:font-size="14pt" fo:font-weight="normal" style:font-size-asian="14pt" style:font-weight-asian="normal" style:font-size-complex="14pt" style:font-weight-complex="normal"/>
    </style:style>
    <style:style style:name="P2" style:family="paragraph" style:parent-style-name="Standard">
      <style:text-properties style:text-position="0% 100%" style:font-name="Arial" fo:font-size="14pt" style:font-name-asian="Arial1" style:font-size-asian="14pt" style:font-name-complex="Arial1" style:font-size-complex="14pt"/>
    </style:style>
    <style:style style:name="P3" style:family="paragraph" style:parent-style-name="Standard">
      <style:text-properties style:text-position="0% 100%" style:font-name="Arial" fo:font-size="14pt" style:text-underline-style="solid" style:text-underline-width="auto" style:text-underline-color="font-color" style:font-name-asian="Arial1" style:font-size-asian="14pt" style:font-name-complex="Arial1" style:font-size-complex="14pt"/>
    </style:style>
    <style:style style:name="P4" style:family="paragraph" style:parent-style-name="Standard">
      <style:text-properties style:text-position="0% 100%" style:font-name="Arial" fo:font-size="14pt" style:text-underline-style="solid" style:text-underline-width="auto" style:text-underline-color="font-color" fo:font-weight="normal" style:font-name-asian="Arial1" style:font-size-asian="14pt" style:font-weight-asian="normal" style:font-name-complex="Arial1" style:font-size-complex="14pt" style:font-weight-complex="normal"/>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text-properties style:text-position="0% 100%" style:font-name="Arial" fo:font-size="14pt" style:font-name-asian="Arial1" style:font-size-asian="14pt" style:font-name-complex="Arial1" style:font-size-complex="14pt"/>
    </style:style>
    <style:style style:name="P8" style:family="paragraph" style:parent-style-name="Standard">
      <style:paragraph-properties fo:keep-with-next="always"/>
    </style:style>
    <style:style style:name="P9" style:family="paragraph" style:parent-style-name="Standard">
      <style:paragraph-properties fo:margin-left="0.1972in" fo:margin-right="0in" fo:text-indent="-0.1972in" style:auto-text-indent="false"/>
      <style:text-properties style:text-position="0% 100%" style:font-name="Arial" fo:font-size="14pt" style:font-name-asian="Arial1" style:font-size-asian="14pt" style:font-name-complex="Arial1" style:font-size-complex="14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1" style:family="paragraph" style:parent-style-name="Heading_20_1" style:master-page-name="Standard">
      <style:paragraph-properties style:page-number="1"/>
    </style:style>
    <style:style style:name="T1" style:family="text">
      <style:text-properties fo:color="#339966" style:text-position="-4% 100%" fo:font-weight="bold" style:font-weight-asian="bold" style:font-weight-complex="bold"/>
    </style:style>
    <style:style style:name="T2" style:family="text">
      <style:text-properties fo:color="#339966" style:text-position="0% 100%"/>
    </style:style>
    <style:style style:name="T3" style:family="text">
      <style:text-properties style:text-position="0% 100%" style:font-name="Arial" fo:font-size="14pt" style:font-name-asian="Arial1" style:font-size-asian="14pt" style:font-name-complex="Arial1" style:font-size-complex="14pt"/>
    </style:style>
    <style:style style:name="T4" style:family="text">
      <style:text-properties style:text-position="0% 100%" style:font-name="Arial" fo:font-size="14pt" fo:font-weight="bold" style:font-name-asian="Arial1" style:font-size-asian="14pt" style:font-weight-asian="bold" style:font-name-complex="Arial1" style:font-size-complex="14pt" style:font-weight-complex="bold"/>
    </style:style>
    <style:style style:name="T5" style:family="text">
      <style:text-properties style:text-position="0% 100%" style:font-name="Arial" fo:font-size="14pt" fo:font-weight="normal" style:font-name-asian="Arial1" style:font-size-asian="14pt" style:font-weight-asian="normal" style:font-name-complex="Arial1" style:font-size-complex="14pt" style:font-weight-complex="normal"/>
    </style:style>
    <style:style style:name="T6" style:family="text">
      <style:text-properties style:text-position="0% 100%" style:font-name="Arial" fo:font-size="14pt" fo:font-style="italic" style:font-name-asian="Arial1" style:font-size-asian="14pt" style:font-style-asian="italic" style:font-name-complex="Arial1" style:font-size-complex="14pt" style:font-style-complex="italic"/>
    </style:style>
    <style:style style:name="T7" style:family="text">
      <style:text-properties style:text-position="super 58%" style:font-name="Arial" fo:font-size="14pt" style:font-name-asian="Arial1" style:font-size-asian="14pt" style:font-name-complex="Arial1" style:font-size-complex="14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ECURITY POLICY (including against abduction)</text:span></text:p>
      <text:p text:style-name="P1"/>
      <text:p text:style-name="Standard"><text:span text:style-name="T3">Whilst children are in our care they will be made to feel as secure as they possibly can.</text:span></text:p>
      <text:p text:style-name="Standard"><text:span text:style-name="T3">The school</text:span><text:span text:style-name="T4"> building</text:span><text:span text:style-name="T3"> should always be secure for the fact that the caretaker keeps the doors and gates locked until time for school to open in the morning, and he locks all appropriate unused external doors and gates straight away at the end of the school day. The main reception door cannot be opened from the outside unless you have a fob to open the door, so members of the public as well as parents must wait for a member of staff to let them in.</text:span></text:p>
      <text:p text:style-name="P2"/>
      <text:p text:style-name="Standard"><text:span text:style-name="T3">All parents are asked to use the bell inside the main entrance, and wait until greeted by a member of staff from Extra Time. This is to show that we are always working within the school’s policy as well to safeguard the children and adults within the school building.</text:span></text:p>
      <text:p text:style-name="P2"/>
      <text:p text:style-name="Standard"><text:span text:style-name="T3">In order to ensure the security of the setting, it’s property and the safety of the children and staff;</text:span></text:p>
      <text:list xml:id="list4151344104" text:style-name="WWNum1">
        <text:list-item>
          <text:p text:style-name="P5"><text:span text:style-name="T3">All the external gates are to be closed / locked where appropriate, extra time staff to lock the playground gate after the last parent has collected their children from class. </text:span></text:p>
        </text:list-item>
        <text:list-item>
          <text:p text:style-name="P5"><text:span text:style-name="T3">Parents are made aware of the procedure for collecting children.</text:span></text:p>
        </text:list-item>
        <text:list-item>
          <text:p text:style-name="P5"><text:span text:style-name="T3">All of the children must only be released into the care of a adult, that have been named on the child’s registration form or, a named responsible person, whom have been given the relevant password from the parents to enable them to pick up the child, and the parents are asked to inform us if someone else is picking up on any given day. (any siblings collecting, has to be given in writing, and be only in case of an urgent request)</text:span></text:p>
        </text:list-item>
        <text:list-item>
          <text:p text:style-name="P5"><text:span text:style-name="T3">Staff will be informed by the school office or Mandy Grosse of any visitors due to attend during the session verbally or a note left in the diary.</text:span></text:p>
        </text:list-item>
        <text:list-item>
          <text:p text:style-name="P5"><text:span text:style-name="T3"><text:s/>Anyone not invited will be refused entrance to the school and areas where the children within the out of school club are playing with the exemption of an Ofsted inspector or a pre-arranged visit from the Local authority team. <text:s/>where a staff member doesn’t know the visitor or Ofsted Inspector, they will ask for ID to confirm who they are, and contact the person’s office for confirmation. </text:span></text:p>
        </text:list-item>
        <text:list-item>
          <text:p text:style-name="P5"><text:span text:style-name="T3">All visitors must have made a previous appointment, and be clearly identified. They must sign in on the school’s electronic register and our visitor’s book on arrival and sign out in the same areas when leaving the setting, even if it is a previous member of staff calling in for a catch up.</text:span></text:p>
        </text:list-item>
        <text:list-item>
          <text:p text:style-name="P5"><text:span text:style-name="T3">All strangers seen within the club’s registered space will be politely asked to leave and given an appropriate explanation for our need for secure play areas for the children.</text:span></text:p>
        </text:list-item>
        <text:list-item>
          <text:p text:style-name="P5"><text:span text:style-name="T3">Children will not leave the premises unsupervised. </text:span></text:p>
        </text:list-item>
      </text:list>
      <text:p text:style-name="P7"/>
      <text:p text:style-name="Standard"><text:span text:style-name="T4">Security against Abduction and Intruders Policy</text:span></text:p>
      <text:p text:style-name="P3"/>
      <text:p text:style-name="P8"><text:span text:style-name="T4">Preventing Abduction</text:span></text:p>
      <text:p text:style-name="P4"/>
      <text:p text:style-name="Standard"><text:span text:style-name="T3">The Owner (Mandy Grosse) will ensure that there is always enough staff on duty to enable to run the session accordingly.</text:span></text:p>
      <text:p text:style-name="P2"/>
      <text:p text:style-name="Standard"><text:span text:style-name="T3">The boundaries in the school and playground will be clearly defined to the children when facilitating indoor and outdoor play, and the children will be challenged if they do not adhere to the boundaries set, giving an explanation to why we set the boundaries in the first place. Headcounts are done regularly throughout the session. </text:span></text:p>
      <text:p text:style-name="P2"/>
      <text:p text:style-name="Standard"><text:soft-page-break/><text:span text:style-name="T3">All children will be marked into the register at the beginning of the session and signed out (in the way of putting the time they left the setting) when they have been collected. </text:span></text:p>
      <text:p text:style-name="P2"/>
      <text:p text:style-name="Standard"><text:span text:style-name="T3">Children will only be handed into the care of an individual who has been named on the registration form, or given the password to enable them to collect them. <text:s/>If an unknown adult arrives to collect a child, the person will be asked to contact the parent/carer, Children will not be handed into the care of anyone else except with the permission of the parent or carer on any specific day.</text:span></text:p>
      <text:p text:style-name="P2"/>
      <text:p text:style-name="Standard"><text:span text:style-name="T3">All external doors will remain locked unless there is outdoor play where children need free access to the outdoor play areas. (our access to the outdoor area is class 8/9 porch doors, or another classroom if these two are being used by teaching staff). ALL staff are to ensure the lock the doors behind them when coming back inside from outdoor play, and make sure the close any doors behind them within the school. The staff have their own key to enter and exit to back doors.</text:span></text:p>
      <text:p text:style-name="P2"/>
      <text:p text:style-name="Standard"><text:span text:style-name="T3">If a child is missing, the actions outlined in the </text:span><text:span text:style-name="T6">Missing Children’s policy</text:span><text:span text:style-name="T3"> will be undertaken.</text:span></text:p>
      <text:p text:style-name="P2"/>
      <text:p text:style-name="P8"><text:span text:style-name="T4">If an intruder enters premises</text:span></text:p>
      <text:p text:style-name="P4"/>
      <text:p text:style-name="Standard"><text:span text:style-name="T3">Any person who comes into the building or play area whom staff do not recognise, they will be challenged by asking why they are on the premises, and for identification if they say they are working in the building. </text:span></text:p>
      <text:p text:style-name="Standard"><text:span text:style-name="T3">If the person cannot give any identification and an explanation as to why they are in the area, the staff member will be polite but explain that they cannot let them stay in the area where children are being cared for and ask them to leave the premises.</text:span></text:p>
      <text:p text:style-name="P2"/>
      <text:p text:style-name="P2"/>
      <text:p text:style-name="Standard"><text:span text:style-name="T3">If a person is in the setting who should not be in the setting, staff will:</text:span></text:p>
      <text:list xml:id="list67485334" text:style-name="WWNum2">
        <text:list-item>
          <text:p text:style-name="P6"><text:span text:style-name="T3">Not panic.</text:span></text:p>
        </text:list-item>
        <text:list-item>
          <text:p text:style-name="P6"><text:span text:style-name="T3">Be calm.</text:span></text:p>
        </text:list-item>
        <text:list-item>
          <text:p text:style-name="P6"><text:span text:style-name="T3">Ask who they are and get someone to fetch the owner/manager or Deputy manager if they are not already there.</text:span></text:p>
        </text:list-item>
        <text:list-item>
          <text:p text:style-name="P6"><text:span text:style-name="T3">NOT leave the intruder alone at any point.</text:span></text:p>
        </text:list-item>
        <text:list-item>
          <text:p text:style-name="P6"><text:span text:style-name="T3">Explain why we need them to leave the premises (due to health and safety and safeguarding)</text:span></text:p>
        </text:list-item>
      </text:list>
      <text:p text:style-name="P9"/>
      <text:p text:style-name="Standard"><text:span text:style-name="T3">The Owner/manager or Deputy manager will speak to the person and ask them about the nature of their visit, and ensure the school staff are made aware of this person being allowed to enter the premises. </text:span></text:p>
      <text:p text:style-name="P2"/>
      <text:p text:style-name="Standard"><text:span text:style-name="T3">Staff must remember not to be aggressive, they are to stay calm and get the intruder out. If the intruder becomes aggressive and s/he is making no attempt to move, the police will be phoned immediately.</text:span></text:p>
      <text:p text:style-name="Standard"><text:span text:style-name="T3">The local police station number (101) will be written on the cupboard door and will also be keyed into the telephone. <text:s/>(staff should only use 999 in the case of emergency)</text:span></text:p>
      <text:p text:style-name="P2"/>
      <text:p text:style-name="P8"><text:soft-page-break/><text:span text:style-name="T4">If an armed intruder enters the premises</text:span></text:p>
      <text:p text:style-name="Standard"><text:span text:style-name="T3">The staff and the Owner have agreed that if a person unknown to them entered the building, they would press the call button on their walky talky then hold the speaker button so other staff could hear the conversation and would then proceed to calling the police, the owner of extra time if she is not already on site and the school office. </text:span></text:p>
      <text:p text:style-name="P2"/>
      <text:p text:style-name="Standard"><text:span text:style-name="T3">The other staff on site would also if deemed necessary (person with Knife /gun ECT), make sure they get the children into a safer environment, lock the doors to the area where that person is, and close blinds / windows, use their personal mobiles to alert police of the intruder, and follow their guidance on this.</text:span></text:p>
      <text:p text:style-name="P2"/>
      <text:p text:style-name="Standard"><text:span text:style-name="T4">Any intruder incident must be recorded in the Accident and Incident Record file</text:span></text:p>
      <text:p text:style-name="Standard"><text:span text:style-name="T3">Signed:.......................... <text:s text:c="20"/>Print Name: <text:s text:c="2"/>Mandy Grosse</text:span></text:p>
      <text:p text:style-name="Standard"><text:span text:style-name="T3">Role:...Owner/manager <text:tab/> <text:s text:c="26"/>Date: <text:s/>18</text:span><text:span text:style-name="T7">th</text:span><text:span text:style-name="T3"> march 2025</text:span></text:p>
      <text:p text:style-name="P2"/>
      <text:p text:style-name="Standard"><text:span text:style-name="T3">Review date:...may 2026</text:span></text:p>
      <text:p text:style-name="P2"/>
      <text:p text:style-name="Standard"><text:span text:style-name="T3">I the undersigned, am signing to say that I have reviewed this policy with the team, and will adhere to the policy at all times. </text:span></text:p>
      <text:p text:style-name="P2"/>
      <text:p text:style-name="P2"/>
      <text:p text:style-name="Standard"><text:span text:style-name="T3">A.Grosse:<text:tab/> <text:s text:c="46"/>Date:</text:span></text:p>
      <text:p text:style-name="P2"/>
      <text:p text:style-name="Standard"><text:span text:style-name="T3">N.Walton:<text:tab/><text:tab/><text:tab/><text:tab/><text:tab/><text:tab/>Date:</text:span></text:p>
      <text:p text:style-name="P2"/>
      <text:p text:style-name="Standard"><text:span text:style-name="T3">H.Bailey:<text:tab/><text:tab/><text:tab/><text:tab/><text:tab/><text:tab/>Date:</text:span></text:p>
      <text:p text:style-name="P2"/>
      <text:p text:style-name="Standard"><text:span text:style-name="T3">T.Quinn:<text:tab/> <text:s text:c="46"/>Date:</text:span></text:p>
      <text:p text:style-name="P2"/>
      <text:p text:style-name="Standard"><text:span text:style-name="T3">M.Wright:<text:tab/><text:tab/><text:tab/><text:tab/><text:tab/><text:tab/>Da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fo:font-size="16pt" fo:font-weight="bold" style:font-size-asian="16pt" style:font-weight-asian="bold" style:font-size-complex="16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style:style style:name="ListLabel_20_1" style:display-name="ListLabel 1" style:family="text">
      <style:text-properties style:text-position="0% 100%" style:font-name="Arial" fo:font-family="Arial" style:font-family-generic="roman" style:font-pitch="variable" fo:font-size="14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4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Policies and procedures for extra time out of school club <text:s text:c="8"/>reviewed MARCH 2025</text:span></text:p>
        <text:p text:style-name="MP1"><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18T15:44:00</meta:creation-date>
    <meta:initial-creator>darren</meta:initial-creator>
    <meta:document-statistic meta:table-count="0" meta:image-count="0" meta:object-count="0" meta:page-count="3" meta:paragraph-count="48" meta:word-count="1246" meta:character-count="7105" meta:non-whitespace-character-count="5737"/>
    <meta:generator>LibreOfficeDev/6.0.5.2$Linux_X86_64 LibreOffice_project/</meta:generator>
  </office:meta>
</office:document-meta>
</file>